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171757" officeooo:paragraph-rsid="00171757"/>
    </style:style>
    <style:style style:name="P2" style:family="paragraph" style:parent-style-name="Text_20_body">
      <style:paragraph-properties fo:text-align="start" style:justify-single-word="false"/>
      <style:text-properties officeooo:rsid="00171757" officeooo:paragraph-rsid="00171757"/>
    </style:style>
    <style:style style:name="P3" style:family="paragraph" style:parent-style-name="Text_20_body">
      <style:paragraph-properties fo:text-align="start" style:justify-single-word="false"/>
      <style:text-properties officeooo:rsid="0019a130" officeooo:paragraph-rsid="0019a130"/>
    </style:style>
    <style:style style:name="P4" style:family="paragraph" style:parent-style-name="Text_20_body">
      <style:paragraph-properties fo:text-align="start" style:justify-single-word="false"/>
      <style:text-properties officeooo:rsid="001b60cd" officeooo:paragraph-rsid="001b60cd"/>
    </style:style>
    <style:style style:name="P5" style:family="paragraph" style:parent-style-name="Heading_20_1">
      <style:paragraph-properties fo:text-align="center" style:justify-single-word="false"/>
      <style:text-properties officeooo:rsid="00171757" officeooo:paragraph-rsid="00171757"/>
    </style:style>
    <style:style style:name="T1" style:family="text">
      <style:text-properties officeooo:rsid="00194009"/>
    </style:style>
    <style:style style:name="T2" style:family="text">
      <style:text-properties officeooo:rsid="0019a1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esign concepts and prototypes - <text:span text:style-name="T1">106CR</text:span></text:h>
      <text:p text:style-name="P2">In this ALL project the prototyping and designs came after a few session due to the lack of communication between our group. Once we got our communication channels set-up and working we each took the rest of the week to consider design possibilities for our game that would be possible to implement the necessary functionality along with support for adding algorithms into the game. The initial idea for our game was to create a game interface in which a player controls a car and is required to pick up as many car parts as possible in the given time period.</text:p>
      <text:p text:style-name="P2">This initial idea paved way for us to start working on a 'game concept' that clearly outlined the goals and listed all functionality that should be implemented into the game. Our initial idea on how we were going to store and manipulate the data in algorithms was infeasible and as such we had to create pass through functions within our game in order to convert the data we had into data types that were acceptable to be searched and sorted. <text:span text:style-name="T2">We started off by creating a simple map off of a grid based system that was easy enough to implement into our code through the use of nested lists. This was to ensure that everything had it's place on the map and that everything else would be placed on the map in a grid style in order to keep objects in sync and create a level of fluidity in our game as everything had a place it should be in. All information that the user required was to be displayed in the top right hand corner of the game, this was to act as a simple HUD within the game to give the users a move interactive and immersive experience while interfacing with our game.</text:span></text:p>
      <text:p text:style-name="P3">We then looked at the technical aspects of our design concept and created a class diagram that would function as the backbone to our programming structure, allowing for implementation of all aspects outlined within our initial concept. We kept game controls as simple as possible allowing the user to escape the game with escape and control the car with the arrow keys thus keeping the game easy to play and self-explanatory. The simplistic nature of the controls and the game idea is much easier to understand and pick up for a new user than a completely unfamiliar concept that would require a introduction to the game for the user to start playing.</text:p>
      <text:p text:style-name="P4">Overall even though the initial planning stages started off slowly once our initial game concepts were agreed on I was then able to expand on them and edit them to fit our programs needs and aims as the program developed over time. The simplistic design infers that our game will appeal to a wide range of users and the ease of use puts them straight into a familiar surrounding while playing our gam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1757" officeooo:paragraph-rsid="0017175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onathan Salm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dsalmon </meta:initial-creator>
    <meta:creation-date>2016-03-12T18:16:04.098799286</meta:creation-date>
    <dc:date>2016-03-12T18:50:45.475458106</dc:date>
    <dc:creator>jdsalmon </dc:creator>
    <meta:editing-duration>PT13M42S</meta:editing-duration>
    <meta:editing-cycles>3</meta:editing-cycles>
    <meta:generator>LibreOffice/4.3.3.2$Linux_X86_64 LibreOffice_project/430m0$Build-2</meta:generator>
    <meta:document-statistic meta:table-count="0" meta:image-count="0" meta:object-count="0" meta:page-count="1" meta:paragraph-count="7" meta:word-count="498" meta:character-count="2748" meta:non-whitespace-character-count="2255"/>
  </office:meta>
</office:document-meta>
</file>